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alibration results IMU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https://github.com/Razor-AHRS/razor-9dof-ahrs</text:p>
          </table:table-cell>
          <table:table-cell table:number-columns-repeated="3"/>
          <table:table-cell office:value-type="string" calcext:value-type="string">
            <text:p>See</text:p>
          </table:table-cell>
          <table:table-cell office:value-type="string" calcext:value-type="string">
            <text:p>https://github.com/Razor-AHRS/razor-9dof-ahrs/issues/71</text:p>
          </table:table-cell>
          <table:table-cell table:number-columns-repeated="4"/>
          <table:table-cell office:value-type="string" calcext:value-type="string">
            <text:p>if compiling error : 'Read_Gyro' was not declared in this scope Error</text:p>
          </table:table-cell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https://github.com/Razor-AHRS/razor-9dof-ahrs/wiki/Tutorial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 min</text:p>
          </table:table-cell>
          <table:table-cell office:value-type="float" office:value="-265" calcext:value-type="float">
            <text:p>-2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max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 min</text:p>
          </table:table-cell>
          <table:table-cell office:value-type="float" office:value="-277" calcext:value-type="float">
            <text:p>-27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 max</text:p>
          </table:table-cell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 min</text:p>
          </table:table-cell>
          <table:table-cell office:value-type="float" office:value="-299" calcext:value-type="float">
            <text:p>-29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 max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yro x</text:p>
          </table:table-cell>
          <table:table-cell office:value-type="float" office:value="-35.15" calcext:value-type="float">
            <text:p>-35.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yro y </text:p>
          </table:table-cell>
          <table:table-cell office:value-type="float" office:value="-8.54" calcext:value-type="float">
            <text:p>-8.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yro z</text:p>
          </table:table-cell>
          <table:table-cell office:value-type="float" office:value="10.32" calcext:value-type="float">
            <text:p>10.32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Trying to write 5450 sample points to file magnetom.float ..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.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 the Razor_AHRS.ino, under 'SENSOR CALIBRATION' find the section that reads 'Magnetometer (extended calibration)'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place the existing 3 lines with thes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#define CALIBRATION__MAGN_USE_EXTENDED tru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t float magn_ellipsoid_center[3] = {80.7052, -48.2576, 3.04080};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t float magn_ellipsoid_transform[3][3] = {{0.859481, 0.00639267, -0.00196188}, {0.00639267, 0.889663, 0.0290560}, {-0.00196188, 0.0290560, 0.992348}};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33:30.669000000</meta:creation-date>
    <meta:generator>LibreOffice/6.1.0.3$Windows_X86_64 LibreOffice_project/efb621ed25068d70781dc026f7e9c5187a4decd1</meta:generator>
    <dc:date>2019-03-27T13:07:37.207000000</dc:date>
    <meta:editing-duration>PT1H52M37S</meta:editing-duration>
    <meta:editing-cycles>2</meta:editing-cycles>
    <meta:document-statistic meta:table-count="1" meta:cell-count="33" meta:object-count="0"/>
  </office:meta>
</office:document-meta>
</file>